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officeooo:rsid="001a48b7" officeooo:paragraph-rsid="001a48b7" style:font-size-asian="8.75pt" style:font-size-complex="10pt"/>
    </style:style>
    <style:style style:name="P2" style:family="paragraph" style:parent-style-name="Standard">
      <style:text-properties fo:font-size="10pt" officeooo:rsid="001c3229" officeooo:paragraph-rsid="001c3229" style:font-size-asian="8.75pt" style:font-size-complex="10pt"/>
    </style:style>
    <style:style style:name="P3" style:family="paragraph" style:parent-style-name="Standard">
      <style:text-properties fo:font-size="10pt" officeooo:rsid="001c4575" officeooo:paragraph-rsid="001c4575" style:font-size-asian="8.75pt" style:font-size-complex="10pt"/>
    </style:style>
    <style:style style:name="P4" style:family="paragraph" style:parent-style-name="Standard">
      <style:text-properties fo:font-size="10pt" officeooo:rsid="001dd40b" officeooo:paragraph-rsid="001dd40b" style:font-size-asian="8.75pt" style:font-size-complex="10pt"/>
    </style:style>
    <style:style style:name="T1" style:family="text">
      <style:text-properties officeooo:rsid="001c3229"/>
    </style:style>
    <style:style style:name="T2" style:family="text">
      <style:text-properties officeooo:rsid="001c4575"/>
    </style:style>
    <style:style style:name="T3" style:family="text">
      <style:text-properties officeooo:rsid="001dd40b"/>
    </style:style>
    <style:style style:name="T4" style:family="text">
      <style:text-properties officeooo:rsid="001f0c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Our goal is to create a program that will open GEDCOM files and show the user <text:span text:style-name="T1">the data. We want to make it simple for the user to be able to view their data, and we want the user to be able to see their data in an interesting but simple to understand way. Additionally, we want to integrate multiple ways to view it, such as a tree view, and a VR mode, which is likely simply the tree view, but with an integrated VR headset. Additionally, we want to implement a way to quickly find the nearest common ancestor given two relatives.</text:span></text:p>
      <text:p text:style-name="P1"/>
      <text:p text:style-name="P2">Problem:</text:p>
      <text:p text:style-name="P2">The GEDCOM file can be a bit <text:span text:style-name="T2">difficult </text:span>to read, and there isn’t a <text:span text:style-name="T2">standardized</text:span> reader for it. This makes it hard to view family <text:span text:style-name="T2">tree when stored within a GEDCOM file. However, since the GEDCOM file is the de facto file for storing family tree data, something needs to be done to bridge the gap between the file and the viewer. Additionally, once a GEDCOM file is opened, it simply displays data pertaining to the family tree but doesn’t show it in a visual format, especially one that would be visually stimulating to the viewer. It also lacks a way to find where people meet up, for instance, given a child and someone’s third cousin, there’s no way for the viewer to find where they share ancestors.</text:span></text:p>
      <text:p text:style-name="P2"/>
      <text:p text:style-name="P3">Solution:</text:p>
      <text:p text:style-name="P3">Therefore, we want to create a <text:span text:style-name="T3">program for various operating systems, specifically Linux and Windows, </text:span>that <text:span text:style-name="T3">will read a given GEDCOM file, and generate a graph that connects children and parents.. To increase how visually stimulating the program can be, we will include VR integration, specifically, we will generate a 3D tree for VR, so that the user can zoom and rotate the graph to examine it, as though with their hands. Additionally, we will implement a system to search for various common ancestors for two given people, which should be fairly simple.</text:span></text:p>
      <text:p text:style-name="P3"/>
      <text:p text:style-name="P3">Performance Metric</text:p>
      <text:p text:style-name="P4"/>
      <text:p text:style-name="P4">Our most important metric is that we can read and generate a tree for a given GEDCOM file. After that, we need to be able to search for common ancestors. Then, we need to integrate VR, using most likely either Unity or Unreal to create a simple <text:span text:style-name="T4">VR viewer. For a more abstract criteria, we want our interface to be intuitive, so that most people can simply look at what button button to press to view their GEDCOM file however they want. We also want the viewer to be reasonably aesthetically pleasing. Finally, we want our program to run with few delays, at most a few seconds on any given modern, in this case from 2012 or so, comput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3:44:34.164000000</meta:creation-date>
    <dc:date>2017-10-09T23:31:45.231000000</dc:date>
    <meta:editing-duration>PT11M41S</meta:editing-duration>
    <meta:editing-cycles>2</meta:editing-cycles>
    <meta:generator>LibreOffice/5.3.0.3$Windows_x86 LibreOffice_project/7074905676c47b82bbcfbea1aeefc84afe1c50e1</meta:generator>
    <meta:document-statistic meta:table-count="0" meta:image-count="0" meta:object-count="0" meta:page-count="1" meta:paragraph-count="8" meta:word-count="448" meta:character-count="2470" meta:non-whitespace-character-count="2029"/>
  </office:meta>
</office:document-meta>
</file>